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tos, Aptos_EmbeddedFont, Apto" svg:font-family="Aptos, Aptos_EmbeddedFont, Apt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P3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7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8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9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12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13" style:parent-style-name="PreformattedText" style:family="paragraph">
      <style:text-properties fo:language="es" fo:country="AR"/>
    </style:style>
    <style:style style:name="P14" style:parent-style-name="PreformattedText" style:family="paragraph">
      <style:text-properties fo:language="es" fo:country="AR"/>
    </style:style>
    <style:style style:name="P15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16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17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18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19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20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21" style:parent-style-name="PreformattedText" style:family="paragraph">
      <style:text-properties fo:font-weight="bold" style:font-weight-asian="bold" style:font-weight-complex="bold" fo:font-size="13pt" style:font-size-asian="13pt" style:font-size-complex="13pt"/>
    </style:style>
    <style:style style:name="P22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23" style:parent-style-name="Textbody" style:family="paragraph">
      <style:text-properties fo:language="es" fo:country="AR"/>
    </style:style>
    <style:style style:name="P24" style:parent-style-name="Heading1" style:family="paragraph">
      <style:text-properties style:font-name="Aptos, Aptos_EmbeddedFont, Apto" fo:font-size="14pt" style:font-size-asian="14pt" style:font-size-complex="14pt"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Textbody" style:family="paragraph">
      <style:paragraph-properties fo:margin-bottom="0.1041in" style:line-height-at-least="0.2291in"/>
      <style:text-properties style:font-name="Aptos, Aptos_EmbeddedFont, Apto" style:font-name-asian="Noto Sans CJK SC" fo:font-weight="bold" style:font-weight-asian="bold" style:font-weight-complex="bold" fo:font-size="14pt" style:font-size-asian="14pt" style:font-size-complex="14pt" fo:language="en" fo:country="US"/>
    </style:style>
    <style:style style:name="P27" style:parent-style-name="Textbody" style:family="paragraph">
      <style:paragraph-properties fo:margin-bottom="0.1041in" style:line-height-at-least="0.2291in"/>
      <style:text-properties style:font-name="Aptos, Aptos_EmbeddedFont, Apto" style:font-name-asian="Noto Sans CJK SC" fo:font-weight="bold" style:font-weight-asian="bold" style:font-weight-complex="bold" fo:font-size="14pt" style:font-size-asian="14pt" style:font-size-complex="14pt" fo:language="en" fo:country="US"/>
    </style:style>
    <style:style style:name="P28" style:parent-style-name="Textbody" style:family="paragraph">
      <style:paragraph-properties fo:margin-bottom="0.1041in" style:line-height-at-least="0.2291in"/>
    </style:style>
    <style:style style:name="T29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30" style:parent-style-name="Textbody" style:family="paragraph">
      <style:paragraph-properties fo:margin-bottom="0.1041in" style:line-height-at-least="0.2291in"/>
      <style:text-properties style:font-name="Aptos, Aptos_EmbeddedFont, Apto" style:font-name-asian="Noto Sans CJK SC" fo:font-weight="bold" style:font-weight-asian="bold" style:font-weight-complex="bold" fo:font-size="14pt" style:font-size-asian="14pt" style:font-size-complex="14pt" fo:language="en" fo:country="US"/>
    </style:style>
    <style:style style:name="P31" style:parent-style-name="Textbody" style:family="paragraph">
      <style:paragraph-properties fo:margin-bottom="0.1041in" style:line-height-at-least="0.2291in"/>
    </style:style>
    <style:style style:name="T32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T33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34" style:parent-style-name="Textbody" style:family="paragraph">
      <style:paragraph-properties fo:margin-bottom="0.1041in" style:line-height-at-least="0.2291in"/>
    </style:style>
    <style:style style:name="T35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T36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T37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38" style:parent-style-name="Textbody" style:family="paragraph">
      <style:paragraph-properties fo:margin-bottom="0.1041in" style:line-height-at-least="0.2291in"/>
    </style:style>
    <style:style style:name="T39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T40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T41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42" style:parent-style-name="Textbody" style:family="paragraph">
      <style:paragraph-properties fo:margin-bottom="0.1041in" style:line-height-at-least="0.2291in"/>
    </style:style>
    <style:style style:name="T43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T44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T45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46" style:parent-style-name="Textbody" style:family="paragraph">
      <style:paragraph-properties fo:margin-bottom="0.1041in" style:line-height-at-least="0.2291in"/>
    </style:style>
    <style:style style:name="T47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T48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T49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50" style:parent-style-name="Textbody" style:family="paragraph">
      <style:paragraph-properties fo:margin-bottom="0.1041in" style:line-height-at-least="0.2291in"/>
    </style:style>
    <style:style style:name="T51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T52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T53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54" style:parent-style-name="Textbody" style:family="paragraph">
      <style:paragraph-properties fo:margin-bottom="0.1041in" style:line-height-at-least="0.2291in"/>
    </style:style>
    <style:style style:name="T55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T56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T57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58" style:parent-style-name="Textbody" style:family="paragraph">
      <style:paragraph-properties fo:margin-bottom="0.1041in" style:line-height-at-least="0.2291in"/>
    </style:style>
    <style:style style:name="T59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T60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61" style:parent-style-name="Textbody" style:family="paragraph">
      <style:paragraph-properties fo:margin-bottom="0.1041in" style:line-height-at-least="0.2291in"/>
    </style:style>
    <style:style style:name="T62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T63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64" style:parent-style-name="Textbody" style:family="paragraph">
      <style:paragraph-properties fo:margin-bottom="0.1041in" style:line-height-at-least="0.2291in"/>
    </style:style>
    <style:style style:name="T65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T66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67" style:parent-style-name="Textbody" style:family="paragraph">
      <style:paragraph-properties fo:margin-bottom="0.1041in" style:line-height-at-least="0.2291in"/>
    </style:style>
    <style:style style:name="T68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T69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T70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T71" style:parent-style-name="DefaultParagraphFont" style:family="text"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72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/>
    </style:style>
    <style:style style:name="P73" style:parent-style-name="Textbody" style:family="paragraph">
      <style:paragraph-properties fo:margin-bottom="0.1041in" style:line-height-at-least="0.2291in"/>
    </style:style>
    <style:style style:name="T74" style:parent-style-name="DefaultParagraphFont" style:family="text">
      <style:text-properties style:font-name="Aptos, Aptos_EmbeddedFont, Apto" fo:font-weight="bold" style:font-weight-asian="bold" fo:language="en" fo:country="US"/>
    </style:style>
    <style:style style:name="P75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76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77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78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79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80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81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82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83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84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85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86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87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88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89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90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91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92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93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94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95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96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97" style:parent-style-name="Textbody" style:family="paragraph">
      <style:paragraph-properties fo:margin-bottom="0.1041in" style:line-height-at-least="0.2291in"/>
    </style:style>
    <style:style style:name="P98" style:parent-style-name="Textbody" style:family="paragraph">
      <style:paragraph-properties fo:margin-bottom="0.1041in" style:line-height-at-least="0.2291in"/>
    </style:style>
    <style:style style:name="T99" style:parent-style-name="DefaultParagraphFont" style:family="text">
      <style:text-properties style:font-name="Aptos, Aptos_EmbeddedFont, Apto" fo:font-weight="bold" style:font-weight-asian="bold" fo:language="en" fo:country="US"/>
    </style:style>
    <style:style style:name="P100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01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02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03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04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05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06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07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08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09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10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11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12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13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14" style:parent-style-name="Textbody" style:family="paragraph">
      <style:paragraph-properties fo:margin-bottom="0.1041in" style:line-height-at-least="0.2291in"/>
    </style:style>
    <style:style style:name="T115" style:parent-style-name="DefaultParagraphFont" style:family="text">
      <style:text-properties style:font-name="Aptos, Aptos_EmbeddedFont, Apto" fo:font-weight="bold" style:font-weight-asian="bold" fo:language="en" fo:country="US"/>
    </style:style>
    <style:style style:name="P116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17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18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19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20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21" style:parent-style-name="Textbody" style:family="paragraph">
      <style:paragraph-properties fo:margin-bottom="0.1041in" style:line-height-at-least="0.2291in"/>
      <style:text-properties style:font-name="Aptos, Aptos_EmbeddedFont, Apto" fo:font-weight="bold" style:font-weight-asian="bold" style:font-weight-complex="bold" fo:font-size="14pt" style:font-size-asian="14pt" style:font-size-complex="14pt" fo:language="en" fo:country="US"/>
    </style:style>
    <style:style style:name="P122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23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24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25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26" style:parent-style-name="Textbody" style:family="paragraph">
      <style:paragraph-properties fo:margin-bottom="0.1041in" style:line-height-at-least="0.2291in"/>
    </style:style>
    <style:style style:name="P127" style:parent-style-name="Textbody" style:family="paragraph">
      <style:paragraph-properties fo:margin-bottom="0.1041in" style:line-height-at-least="0.2291in"/>
    </style:style>
    <style:style style:name="T128" style:parent-style-name="DefaultParagraphFont" style:family="text">
      <style:text-properties style:font-name="Aptos, Aptos_EmbeddedFont, Apto" fo:font-weight="bold" style:font-weight-asian="bold" fo:language="en" fo:country="US"/>
    </style:style>
    <style:style style:name="P129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30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31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32" style:parent-style-name="Textbody" style:family="paragraph">
      <style:paragraph-properties fo:margin-bottom="0.1041in" style:line-height-at-least="0.2291in"/>
      <style:text-properties style:font-name="Liberation Mono" style:font-name-asian="Noto Sans Mono CJK SC" style:font-name-complex="Liberation Mono" fo:font-size="10pt" style:font-size-asian="10pt" style:font-size-complex="10pt" fo:language="en" fo:country="US"/>
    </style:style>
    <style:style style:name="P133" style:parent-style-name="Textbody" style:family="paragraph">
      <style:text-properties fo:font-weight="bold" style:font-weight-asian="bold" style:font-weight-complex="bold"/>
    </style:style>
    <style:style style:name="P134" style:parent-style-name="Textbody" style:family="paragraph">
      <style:text-properties style:font-name="Liberation Mono" style:font-name-asian="Noto Sans Mono CJK SC" style:font-name-complex="Liberation Mono" fo:font-weight="bold" style:font-weight-asian="bold" style:font-weight-complex="bold" fo:font-size="10pt" style:font-size-asian="10pt" style:font-size-complex="10pt" fo:language="en" fo:country="US"/>
    </style:style>
    <style:style style:name="P135" style:parent-style-name="Textbody" style:family="paragraph">
      <style:text-properties fo:font-weight="bold" style:font-weight-asian="bold" style:font-weight-complex="bold"/>
    </style:style>
    <style:style style:name="P136" style:parent-style-name="Textbody" style:family="paragraph">
      <style:text-properties style:font-name="Liberation Mono" style:font-name-asian="Noto Sans Mono CJK SC" style:font-name-complex="Liberation Mono" fo:font-weight="bold" style:font-weight-asian="bold" style:font-weight-complex="bold" fo:font-size="10pt" style:font-size-asian="10pt" style:font-size-complex="10pt" fo:language="en" fo:country="US"/>
    </style:style>
    <style:style style:name="P137" style:parent-style-name="Textbody" style:family="paragraph">
      <style:text-properties fo:font-weight="bold" style:font-weight-asian="bold" style:font-weight-complex="bold"/>
    </style:style>
    <style:style style:name="P138" style:parent-style-name="Textbody" style:family="paragraph">
      <style:text-properties style:font-name="Liberation Mono" style:font-name-asian="Noto Sans Mono CJK SC" style:font-name-complex="Liberation Mono" fo:font-weight="bold" style:font-weight-asian="bold" style:font-weight-complex="bold" fo:font-size="10pt" style:font-size-asian="10pt" style:font-size-complex="10pt" fo:language="en" fo:country="US"/>
    </style:style>
    <style:style style:name="P139" style:parent-style-name="Textbody" style:family="paragraph">
      <style:text-properties fo:font-weight="bold" style:font-weight-asian="bold" style:font-weight-complex="bold"/>
    </style:style>
    <style:style style:name="P140" style:parent-style-name="Textbody" style:family="paragraph">
      <style:text-properties style:font-name="Liberation Mono" style:font-name-asian="Noto Sans Mono CJK SC" style:font-name-complex="Liberation Mono" fo:font-weight="bold" style:font-weight-asian="bold" style:font-weight-complex="bold" fo:font-size="10pt" style:font-size-asian="10pt" style:font-size-complex="10pt" fo:language="en" fo:country="US"/>
    </style:style>
    <style:style style:name="P141" style:parent-style-name="Textbody" style:family="paragraph">
      <style:text-properties fo:font-weight="bold" style:font-weight-asian="bold" style:font-weight-complex="bold"/>
    </style:style>
    <style:style style:name="P142" style:parent-style-name="Textbody" style:family="paragraph">
      <style:text-properties style:font-name="Liberation Mono" style:font-name-asian="Noto Sans Mono CJK SC" style:font-name-complex="Liberation Mono" fo:font-weight="bold" style:font-weight-asian="bold" style:font-weight-complex="bold" fo:font-size="10pt" style:font-size-asian="10pt" style:font-size-complex="10pt" fo:language="en" fo:country="US"/>
    </style:style>
    <style:style style:name="P143" style:parent-style-name="Textbody" style:family="paragraph">
      <style:text-properties fo:font-weight="bold" style:font-weight-asian="bold" style:font-weight-complex="bold"/>
    </style:style>
    <style:style style:name="P144" style:parent-style-name="Textbody" style:family="paragraph">
      <style:text-properties style:font-name="Liberation Mono" style:font-name-asian="Noto Sans Mono CJK SC" style:font-name-complex="Liberation Mono" fo:font-weight="bold" style:font-weight-asian="bold" style:font-weight-complex="bold" fo:font-size="10pt" style:font-size-asian="10pt" style:font-size-complex="10pt" fo:language="en" fo:country="US"/>
    </style:style>
    <style:style style:name="P145" style:parent-style-name="Textbody" style:family="paragraph">
      <style:text-properties fo:font-weight="bold" style:font-weight-asian="bold" style:font-weight-complex="bold"/>
    </style:style>
    <style:style style:name="P146" style:parent-style-name="Textbody" style:family="paragraph">
      <style:text-properties style:font-name="Liberation Mono" style:font-name-asian="Noto Sans Mono CJK SC" style:font-name-complex="Liberation Mono" fo:font-weight="bold" style:font-weight-asian="bold" style:font-weight-complex="bold" fo:font-size="10pt" style:font-size-asian="10pt" style:font-size-complex="10pt" fo:language="en" fo:country="US"/>
    </style:style>
    <style:style style:name="P147" style:parent-style-name="Textbody" style:family="paragraph">
      <style:text-properties fo:font-weight="bold" style:font-weight-asian="bold" style:font-weight-complex="bold"/>
    </style:style>
    <style:style style:name="T148" style:parent-style-name="DefaultParagraphFont" style:family="text">
      <style:text-properties style:font-name="Liberation Mono" style:font-name-asian="Noto Sans Mono CJK SC" style:font-name-complex="Liberation Mono" fo:font-weight="bold" style:font-weight-asian="bold" style:font-weight-complex="bold" fo:font-size="10pt" style:font-size-asian="10pt" style:font-size-complex="10pt" fo:language="en" fo:country="US"/>
    </style:style>
  </office:automatic-styles>
  <office:body>
    <office:text text:use-soft-page-breaks="true">
      <text:p text:style-name="P1">BDA Lab Codes</text:p>
      <text:p text:style-name="Subtitle">Name: Harsh Der</text:p>
      <text:p text:style-name="Subtitle">Reg. no.: 210968044</text:p>
      <text:p text:style-name="Textbody"/>
      <text:h text:style-name="Heading1" text:outline-level="1">Week 4</text:h>
      <text:p text:style-name="P2">1.</text:p>
      <text:p text:style-name="PreformattedText">A = LOAD './044/w41.txt' USING PigStorage(',') AS (name:chararray,value:int);</text:p>
      <text:p text:style-name="PreformattedText"/>
      <text:p text:style-name="PreformattedText">B = FILTER A BY value &gt; 10;</text:p>
      <text:p text:style-name="PreformattedText"/>
      <text:p text:style-name="PreformattedText">STORE B INTO 'output_w41' USING PigStorage(',');</text:p>
      <text:p text:style-name="P3">Output</text:p>
      <text:p text:style-name="PreformattedText">John,12</text:p>
      <text:p text:style-name="PreformattedText">Jane,15</text:p>
      <text:p text:style-name="P4">2.</text:p>
      <text:p text:style-name="PreformattedText">lines = LOAD 'w4q2.txt' USING TextLoader() AS (line:chararray);</text:p>
      <text:p text:style-name="PreformattedText"/>
      <text:p text:style-name="PreformattedText">words = FOREACH lines GENERATE FLATTEN(TOKENIZE(line)) AS word;</text:p>
      <text:p text:style-name="PreformattedText"/>
      <text:p text:style-name="PreformattedText">grouped_words = GROUP words BY word;</text:p>
      <text:p text:style-name="PreformattedText"/>
      <text:p text:style-name="PreformattedText">word_counts = FOREACH grouped_words GENERATE group AS word,<text:s/>COUNT(words) AS count;</text:p>
      <text:p text:style-name="PreformattedText"/>
      <text:p text:style-name="PreformattedText">STORE word_counts INTO 'outputw4q2' USING PigStorage(',');</text:p>
      <text:p text:style-name="P5">Output</text:p>
      <text:p text:style-name="PreformattedText">pig,1</text:p>
      <text:p text:style-name="PreformattedText">hello,2</text:p>
      <text:p text:style-name="PreformattedText">world,2</text:p>
      <text:p text:style-name="PreformattedText">goodbye,1</text:p>
      <text:p text:style-name="P6">3.</text:p>
      <text:p text:style-name="PreformattedText">-- Load ratings data</text:p>
      <text:p text:style-name="PreformattedText">ratings = LOAD 'ratings.data' USING PigStorage('\t') AS (userId:int, movieId:int, rating:int, timestamp:long);</text:p>
      <text:p text:style-name="PreformattedText"/>
      <text:p text:style-name="PreformattedText">-- Load movies data</text:p>
      <text:p text:style-name="PreformattedText">movies = LOAD 'movies.item' USING PigStorage('|') AS (movieId:int, movieTitle:chararray, date:chararray, link:chararray);</text:p>
      <text:p text:style-name="PreformattedText"/>
      <text:p text:style-name="PreformattedText">-- Group ratings by movieId and count them</text:p>
      <text:p text:style-name="PreformattedText">grouped_ratings = GROUP ratings BY movieId;</text:p>
      <text:p text:style-name="PreformattedText">ratings_count = FOREACH grouped_ratings GENERATE group AS movieId, COUNT(ratings) AS count;</text:p>
      <text:p text:style-name="PreformattedText"/>
      <text:p text:style-name="PreformattedText">-- Join the ratings count with movies to get movie titles</text:p>
      <text:p text:style-name="PreformattedText">ratings_with_titles = JOIN ratings_count BY movieId, movies BY movieId;</text:p>
      <text:p text:style-name="PreformattedText"/>
      <text:p text:style-name="PreformattedText">-- Project the movie title and its count,<text:s/>ensuring correct field projection</text:p>
      <text:p text:style-name="PreformattedText">final_output = FOREACH ratings_with_titles GENERATE movies::movieTitle AS movieTitle, ratings_count::count AS count;</text:p>
      <text:p text:style-name="PreformattedText"/>
      <text:p text:style-name="PreformattedText">-- Order by count descending to get most popular movies at the top</text:p>
      <text:p text:style-name="PreformattedText">ordered_movies = ORDER<text:s/>final_output BY count DESC;</text:p>
      <text:p text:style-name="PreformattedText"/>
      <text:p text:style-name="PreformattedText">-- Limit to get the top 1 most popular movie</text:p>
      <text:p text:style-name="PreformattedText">most_popular_movie = LIMIT ordered_movies 1;</text:p>
      <text:p text:style-name="PreformattedText"/>
      <text:p text:style-name="PreformattedText">-- Output the result</text:p>
      <text:p text:style-name="PreformattedText">STORE most_popular_movie INTO 'most_popular_movie' USING PigStorage(',');</text:p>
      <text:p text:style-name="PreformattedText">STORE final_output INTO 'output_with_titles' USING PigStorage(',');</text:p>
      <text:p text:style-name="P7">Output</text:p>
      <text:p text:style-name="Quotations">output_with_titles</text:p>
      <text:p text:style-name="PreformattedText">Toy Story (1995),452</text:p>
      <text:p text:style-name="PreformattedText">GoldenEye (1995),131</text:p>
      <text:p text:style-name="PreformattedText">Four Rooms (1995),90</text:p>
      <text:p text:style-name="PreformattedText">Get Shorty (1995),209</text:p>
      <text:p text:style-name="PreformattedText">Copycat (1995),86</text:p>
      <text:p text:style-name="PreformattedText">Shanghai Triad (Yao a yao yao dao waipo qiao) (1995),26</text:p>
      <text:p text:style-name="PreformattedText">Twelve Monkeys (1995),392</text:p>
      <text:p text:style-name="PreformattedText"/>
      <text:p text:style-name="Quotations">most_popular_movie</text:p>
      <text:p text:style-name="PreformattedText">Star Wars (1977),584</text:p>
      <text:h text:style-name="Heading1" text:outline-level="1">Week 5</text:h>
      <text:p text:style-name="P8">1.</text:p>
      <text:p text:style-name="PreformattedText">from pyspark.sql import SparkSession</text:p>
      <text:p text:style-name="PreformattedText"/>
      <text:p text:style-name="PreformattedText">spark = SparkSession.builder.appName("WordCount").getOrCreate()</text:p>
      <text:p text:style-name="PreformattedText"/>
      <text:p text:style-name="PreformattedText">textfile = spark.read.text("input5_1.txt").rdd</text:p>
      <text:p text:style-name="PreformattedText"/>
      <text:p text:style-name="PreformattedText">wordCounts = textfile.flatMap(lambda<text:s/>line:line.value.split(" ")).map(lambda word:(word,1)).reduceByKey(lambda a,b:a+b)</text:p>
      <text:p text:style-name="PreformattedText"/>
      <text:p text:style-name="PreformattedText">wordCounts.saveAsTextFile("output")</text:p>
      <text:p text:style-name="PreformattedText"/>
      <text:p text:style-name="PreformattedText">spark.stop()</text:p>
      <text:p text:style-name="P9">Output</text:p>
      <text:p text:style-name="PreformattedText">('This', 2)</text:p>
      <text:p text:style-name="PreformattedText">('is', 2)</text:p>
      <text:p text:style-name="PreformattedText">('week', 2)</text:p>
      <text:p text:style-name="PreformattedText">('5', 2)</text:p>
      <text:p text:style-name="PreformattedText">('excerise', 1)</text:p>
      <text:p text:style-name="PreformattedText">('input', 1)</text:p>
      <text:p text:style-name="PreformattedText">('content.', 1)</text:p>
      <text:p text:style-name="PreformattedText">('The', 1)</text:p>
      <text:p text:style-name="PreformattedText">('consist', 1)</text:p>
      <text:p text:style-name="PreformattedText">('of', 1)</text:p>
      <text:p text:style-name="PreformattedText">('spark', 2)</text:p>
      <text:p text:style-name="PreformattedText">('commands', 1)</text:p>
      <text:p text:style-name="PreformattedText">('and', 1)</text:p>
      <text:p text:style-name="PreformattedText">('using', 2)</text:p>
      <text:p text:style-name="PreformattedText">('it', 1)</text:p>
      <text:p text:style-name="PreformattedText">('to', 1)</text:p>
      <text:p text:style-name="PreformattedText">('perform', 1)</text:p>
      <text:p text:style-name="PreformattedText">('word', 2)</text:p>
      <text:p text:style-name="PreformattedText">('count.', 2)</text:p>
      <text:p text:style-name="PreformattedText">('exercise', 1)</text:p>
      <text:p text:style-name="PreformattedText">('for', 1)</text:p>
      <text:p text:style-name="P10">2.</text:p>
      <text:p text:style-name="PreformattedText">from pyspark.sql import SparkSession</text:p>
      <text:p text:style-name="PreformattedText"><text:s/></text:p>
      <text:p text:style-name="PreformattedText">spark =<text:s/>SparkSession.builder.appName("TransformEmployeeRecordsFromFile").getOrCreate()</text:p>
      <text:p text:style-name="PreformattedText"><text:s/></text:p>
      <text:p text:style-name="PreformattedText"># Load data from a TSV file</text:p>
      <text:p text:style-name="PreformattedText">employeeRDD = spark.sparkContext.textFile("input5_2.txt")</text:p>
      <text:p text:style-name="PreformattedText">transformedRDD = employeeRDD.map(lambda line: line.split("\t")) \</text:p>
      <text:p text:style-name="PreformattedText"><text:s text:c="28"/>.map(lambda x: (x[0], int(x[1]) * 2, int(x[2])))</text:p>
      <text:p text:style-name="PreformattedText"><text:s/></text:p>
      <text:p text:style-name="PreformattedText">transformedRDD.saveAsTextFile("transformed_employees")</text:p>
      <text:p text:style-name="PreformattedText">spark.stop()</text:p>
      <text:p text:style-name="P11">Output</text:p>
      <text:p text:style-name="PreformattedText">('John', 52, 30000)</text:p>
      <text:p text:style-name="PreformattedText">('Jack', 80, 80000)</text:p>
      <text:p text:style-name="PreformattedText">('Joshi', 50, 35000)</text:p>
      <text:p text:style-name="PreformattedText">('Jash', 70, 75000)</text:p>
      <text:p text:style-name="PreformattedText">('Yash', 80, 60000)</text:p>
      <text:p text:style-name="PreformattedText">('Smith', 40, 24000)</text:p>
      <text:p text:style-name="PreformattedText">('Lion', 84, 56000)</text:p>
      <text:p text:style-name="PreformattedText">('Kate', 100, 76000)</text:p>
      <text:p text:style-name="PreformattedText"/>
      <text:p text:style-name="P12">3.</text:p>
      <text:p text:style-name="PreformattedText">from pyspark.sql import SparkSession</text:p>
      <text:p text:style-name="PreformattedText"><text:s/></text:p>
      <text:p text:style-name="PreformattedText">spark = SparkSession.builder.appName("FilterBySalaryFromFile").getOrCreate()</text:p>
      <text:p text:style-name="PreformattedText"><text:s/></text:p>
      <text:p text:style-name="PreformattedText"># Load data from a TSV file</text:p>
      <text:p text:style-name="PreformattedText">employeeRDD = spark.sparkContext.textFile("input5_2.txt")</text:p>
      <text:p text:style-name="PreformattedText">filteredRDD = employeeRDD.map(lambda line: line.split("\t")) \</text:p>
      <text:p text:style-name="PreformattedText"><text:s text:c="25"/>.filter(lambda x: int(x[2]) &gt; 50000)</text:p>
      <text:p text:style-name="PreformattedText"><text:s/></text:p>
      <text:p text:style-name="PreformattedText">filteredRDD.saveAsTextFile("high_salary_employees")</text:p>
      <text:p text:style-name="PreformattedText">spark.stop()</text:p>
      <text:p text:style-name="PreformattedText">Output</text:p>
      <text:p text:style-name="PreformattedText">['Jack', '40', '80000']</text:p>
      <text:p text:style-name="P13">['Jash', '35', '75000']</text:p>
      <text:p text:style-name="P14">['Yash', '40',<text:s/>'60000']</text:p>
      <text:p text:style-name="PreformattedText">['Lion', '42', '56000']</text:p>
      <text:p text:style-name="PreformattedText">['Kate', '50', '76000']</text:p>
      <text:p text:style-name="PreformattedText"/>
      <text:p text:style-name="P15">4.</text:p>
      <text:p text:style-name="PreformattedText">from pyspark.sql import SparkSession</text:p>
      <text:p text:style-name="PreformattedText"><text:s/></text:p>
      <text:p text:style-name="PreformattedText">spark = SparkSession.builder.appName("GroupBySubject").getOrCreate()</text:p>
      <text:p text:style-name="PreformattedText"># studentData = [("John", "Math", 85), ...]</text:p>
      <text:p text:style-name="PreformattedText">studentData = spark.sparkContext.textFile("input5_4.txt").map(lambda line: line.split("\t"))</text:p>
      <text:p text:style-name="PreformattedText">#studentRDD = spark.sparkContext.parallelize(studentData)</text:p>
      <text:p text:style-name="PreformattedText">groupedBySubjectRDD = studentData.groupBy(lambda x: x[1])</text:p>
      <text:p text:style-name="PreformattedText"/>
      <text:p text:style-name="PreformattedText">avgMarksAndCount = groupedBySubjectRDD.map(lambda x:(x[0],sum(float(student[2]) for student in x[1] ) /len(x[1]),len(x[1])))</text:p>
      <text:p text:style-name="PreformattedText"><text:s/></text:p>
      <text:p text:style-name="PreformattedText"># print([(x, list(y)) for x, y in groupedBySubjectRDD.collect()])</text:p>
      <text:p text:style-name="PreformattedText">avgMarksAndCount.saveAsTextFile("Week5_4")</text:p>
      <text:p text:style-name="PreformattedText">spark.stop()</text:p>
      <text:p text:style-name="P16">Output</text:p>
      <text:p text:style-name="PreformattedText">('Science', 83.5, 2)</text:p>
      <text:p text:style-name="PreformattedText"/>
      <text:p text:style-name="P17">5.</text:p>
      <text:p text:style-name="PreformattedText">from pyspark.sql import SparkSession</text:p>
      <text:p text:style-name="PreformattedText"><text:s/></text:p>
      <text:p text:style-name="PreformattedText">spark =<text:s/>SparkSession.builder.appName("SplitSentences").getOrCreate()</text:p>
      <text:p text:style-name="PreformattedText">textFileRDD = spark.sparkContext.textFile("input5_1.txt")</text:p>
      <text:p text:style-name="PreformattedText">wordsRDD = textFileRDD.flatMap(lambda line: line.split(" "))</text:p>
      <text:p text:style-name="PreformattedText"><text:s/></text:p>
      <text:p text:style-name="PreformattedText">wordsRDD.saveAsTextFile("week5_3")</text:p>
      <text:p text:style-name="PreformattedText">spark.stop()</text:p>
      <text:p text:style-name="P18">Output</text:p>
      <text:p text:style-name="PreformattedText">This</text:p>
      <text:p text:style-name="PreformattedText">is</text:p>
      <text:p text:style-name="PreformattedText">week</text:p>
      <text:p text:style-name="PreformattedText">5</text:p>
      <text:p text:style-name="PreformattedText">excerise</text:p>
      <text:p text:style-name="PreformattedText">input</text:p>
      <text:p text:style-name="PreformattedText">content.</text:p>
      <text:p text:style-name="PreformattedText">The</text:p>
      <text:p text:style-name="PreformattedText">week</text:p>
      <text:p text:style-name="PreformattedText">5</text:p>
      <text:p text:style-name="PreformattedText">consist</text:p>
      <text:p text:style-name="PreformattedText">of</text:p>
      <text:p text:style-name="PreformattedText">spark</text:p>
      <text:p text:style-name="PreformattedText">commands</text:p>
      <text:p text:style-name="PreformattedText">and</text:p>
      <text:p text:style-name="PreformattedText">using</text:p>
      <text:p text:style-name="PreformattedText">it</text:p>
      <text:p text:style-name="PreformattedText">to</text:p>
      <text:p text:style-name="PreformattedText">perform</text:p>
      <text:p text:style-name="PreformattedText">word</text:p>
      <text:p text:style-name="PreformattedText">count.</text:p>
      <text:p text:style-name="PreformattedText">This</text:p>
      <text:p text:style-name="PreformattedText">exercise</text:p>
      <text:p text:style-name="PreformattedText">is</text:p>
      <text:p text:style-name="PreformattedText">using</text:p>
      <text:p text:style-name="PreformattedText">spark</text:p>
      <text:p text:style-name="PreformattedText">for</text:p>
      <text:p text:style-name="PreformattedText">word</text:p>
      <text:p text:style-name="PreformattedText">count.</text:p>
      <text:p text:style-name="PreformattedText"/>
      <text:p text:style-name="P19">6.</text:p>
      <text:p text:style-name="PreformattedText">from pyspark.sql import SparkSession</text:p>
      <text:p text:style-name="PreformattedText"><text:s/></text:p>
      <text:p text:style-name="PreformattedText">spark =<text:s/>SparkSession.builder.appName("First5EmployeeRecords").getOrCreate()</text:p>
      <text:p text:style-name="PreformattedText"><text:s/></text:p>
      <text:p text:style-name="PreformattedText"># Load employee data from a TSV file</text:p>
      <text:p text:style-name="PreformattedText">employeeRDD = spark.sparkContext.textFile("input5_2.txt").map(lambda line: line.split("\t"))</text:p>
      <text:p text:style-name="PreformattedText"><text:s/></text:p>
      <text:p text:style-name="PreformattedText"># Collect the first 5 records</text:p>
      <text:p text:style-name="PreformattedText">first5Records = employeeRDD.take(5)</text:p>
      <text:p text:style-name="PreformattedText"><text:s/></text:p>
      <text:p text:style-name="PreformattedText"># Since RDD.take() returns a list, convert it to RDD to save using RDD methods</text:p>
      <text:p text:style-name="PreformattedText">first5RecordsRDD = spark.sparkContext.parallelize(first5Records)</text:p>
      <text:p text:style-name="PreformattedText"><text:s/></text:p>
      <text:p text:style-name="PreformattedText"># Save the output</text:p>
      <text:p text:style-name="PreformattedText">first5RecordsRDD.saveAsTextFile("week5_5")</text:p>
      <text:p text:style-name="PreformattedText"><text:s/></text:p>
      <text:p text:style-name="PreformattedText">spark.stop()</text:p>
      <text:p text:style-name="P20">Output</text:p>
      <text:p text:style-name="PreformattedText">['John', '26', '30000']</text:p>
      <text:p text:style-name="PreformattedText"/>
      <text:p text:style-name="P21">7.</text:p>
      <text:p text:style-name="PreformattedText">from pyspark.sql import SparkSession</text:p>
      <text:p text:style-name="PreformattedText"><text:s/></text:p>
      <text:p text:style-name="PreformattedText">spark = SparkSession.builder.appName("SumOfElements").getOrCreate()</text:p>
      <text:p text:style-name="PreformattedText"><text:s/></text:p>
      <text:p text:style-name="PreformattedText"># Load numbers from a text file</text:p>
      <text:p text:style-name="PreformattedText">numbersRDD = spark.sparkContext.textFile("numbers.txt").map(lambda number: int(number))</text:p>
      <text:p text:style-name="PreformattedText"><text:s/></text:p>
      <text:p text:style-name="PreformattedText"># Find the sum of all elements</text:p>
      <text:p text:style-name="PreformattedText">sumOfNumbers = numbersRDD.reduce(lambda x, y: x + y)</text:p>
      <text:p text:style-name="PreformattedText"><text:s/></text:p>
      <text:p text:style-name="PreformattedText"># Since we cannot directly save a single integer using RDD methods, parallelize it first</text:p>
      <text:p text:style-name="PreformattedText">sumOfNumbersRDD =<text:s/>spark.sparkContext.parallelize([sumOfNumbers])</text:p>
      <text:p text:style-name="PreformattedText"><text:s/></text:p>
      <text:p text:style-name="PreformattedText"># Save the output</text:p>
      <text:p text:style-name="PreformattedText">sumOfNumbersRDD.saveAsTextFile("week5_6")</text:p>
      <text:p text:style-name="PreformattedText"><text:s/></text:p>
      <text:p text:style-name="PreformattedText">spark.stop()</text:p>
      <text:p text:style-name="P22">Output</text:p>
      <text:p text:style-name="PreformattedText">123</text:p>
      <text:p text:style-name="PreformattedText"/>
      <text:h text:style-name="Heading1" text:outline-level="1">Week 6</text:h>
      <text:p text:style-name="Textbody"/>
      <text:h text:style-name="Heading1" text:outline-level="1"><text:bookmark-start text:name="__RefHeading___Toc2769_4246050660"/>Week 8<text:bookmark-end text:name="__RefHeading___Toc2769_4246050660"/></text:h>
      <text:h text:style-name="Heading4" text:outline-level="4"><text:bookmark-start text:name="__RefHeading___Toc2771_4246050660"/>Python<text:bookmark-end text:name="__RefHeading___Toc2771_4246050660"/></text:h>
      <text:p text:style-name="Quotations">Main.py</text:p>
      <text:p text:style-name="PreformattedText">from pyspark.sql import SparkSession</text:p>
      <text:p text:style-name="PreformattedText">from pyspark.sql.functions import<text:s/>regexp_replace</text:p>
      <text:p text:style-name="PreformattedText"/>
      <text:p text:style-name="PreformattedText"># Initialize SparkSession</text:p>
      <text:p text:style-name="PreformattedText">spark = SparkSession.builder \</text:p>
      <text:p text:style-name="PreformattedText"><text:s text:c="4"/>.appName("Replace String Example") \</text:p>
      <text:p text:style-name="PreformattedText"><text:s text:c="4"/>.getOrCreate()</text:p>
      <text:p text:style-name="PreformattedText"/>
      <text:p text:style-name="PreformattedText"># Load the data from data.txt into a DataFrame</text:p>
      <text:p text:style-name="PreformattedText">df = spark.read.options(header='True', inferSchema='True', delimiter=',') \</text:p>
      <text:p text:style-name="PreformattedText"><text:s text:c="4"/>.csv("data.txt")</text:p>
      <text:p text:style-name="PreformattedText"/>
      <text:p text:style-name="PreformattedText"># Replace "Checking" with "Cash" in the Card_type column</text:p>
      <text:p text:style-name="PreformattedText">df_with_replaced_string = df.withColumn("Card_type", regexp_replace("Card_type", "Checking", "Cash"))</text:p>
      <text:p text:style-name="PreformattedText"/>
      <text:p text:style-name="PreformattedText"># Show the result</text:p>
      <text:p text:style-name="PreformattedText">df_with_replaced_string.show()</text:p>
      <text:p text:style-name="PreformattedText"/>
      <text:p text:style-name="PreformattedText">df_with_replaced_string.rdd.saveAsTextFile("output_python")</text:p>
      <text:h text:style-name="Heading4" text:outline-level="4"><text:bookmark-start text:name="__RefHeading___Toc2773_4246050660"/>Scala<text:bookmark-end text:name="__RefHeading___Toc2773_4246050660"/></text:h>
      <text:p text:style-name="PreformattedText">import org.apache.spark.sql.SparkSession</text:p>
      <text:p text:style-name="PreformattedText">import org.apache.spark.sql.functions.regexp_replace</text:p>
      <text:p text:style-name="PreformattedText"/>
      <text:p text:style-name="PreformattedText">object ReplaceStringExample {</text:p>
      <text:p text:style-name="PreformattedText"><text:s/>def main(args: Array[String]): Unit = {</text:p>
      <text:p text:style-name="PreformattedText"><text:s text:c="4"/>val spark = SparkSession.builder()</text:p>
      <text:p text:style-name="PreformattedText"><text:s text:c="6"/>.appName("Replace String Example")</text:p>
      <text:p text:style-name="PreformattedText"><text:s text:c="6"/>.getOrCreate()</text:p>
      <text:p text:style-name="PreformattedText"/>
      <text:p text:style-name="PreformattedText"><text:s text:c="4"/>// Sample data</text:p>
      <text:p text:style-name="PreformattedText"><text:s text:c="4"/>val data = """</text:p>
      <text:p text:style-name="PreformattedText">Customer_NO,Card_type,Date,Category,Transaction Type,Amount</text:p>
      <text:p text:style-name="PreformattedText">1000210,Platinum Card,3/17/2018,Fast Food,Debit,23.34</text:p>
      <text:p text:style-name="PreformattedText">1000210,Silver<text:s/>Card,3/19/2018,Restaurants,Debit,36.48</text:p>
      <text:p text:style-name="PreformattedText">1000210,Checking,3/19/2018,Utilities,Debit,35</text:p>
      <text:p text:style-name="PreformattedText">1000210,Platinum Card,3/20/2018,Shopping,Debit,14.97</text:p>
      <text:p text:style-name="PreformattedText">1000210,Silver Card,3/22/2018,Gas &amp; Fuel,Debit,30.55</text:p>
      <text:p text:style-name="PreformattedText">1000210,Platinum Card,3/23/2018,Credit Card<text:s/>Payment,Debit,559.91</text:p>
      <text:p text:style-name="PreformattedText">1000210,Checking,3/23/2018,Credit Card Payment,Debit,559.91</text:p>
      <text:p text:style-name="PreformattedText">"""</text:p>
      <text:p text:style-name="PreformattedText"/>
      <text:p text:style-name="PreformattedText"><text:s text:c="4"/>// Load the data into a DataFrame</text:p>
      <text:p text:style-name="PreformattedText"><text:s text:c="4"/>val df = spark.read.option("header", "true").csv(Seq(data).toDS)</text:p>
      <text:p text:style-name="PreformattedText"/>
      <text:p text:style-name="PreformattedText"><text:s text:c="4"/>// Replace "Checking" with "Cash" in the Card_type column</text:p>
      <text:p text:style-name="PreformattedText"><text:s text:c="4"/>val dfWithReplacedString = df.withColumn("Card_type", regexp_replace($"Card_type", "Checking", "Cash"))</text:p>
      <text:p text:style-name="PreformattedText"/>
      <text:p text:style-name="PreformattedText"><text:s text:c="4"/>// Show the result</text:p>
      <text:p text:style-name="PreformattedText"><text:s text:c="4"/>dfWithReplacedString.show()</text:p>
      <text:p text:style-name="PreformattedText"><text:s/>}</text:p>
      <text:p text:style-name="PreformattedText">}</text:p>
      <text:h text:style-name="Heading4" text:outline-level="4"><text:bookmark-start text:name="__RefHeading___Toc2775_4246050660"/>Output<text:bookmark-end text:name="__RefHeading___Toc2775_4246050660"/></text:h>
      <text:p text:style-name="Textbody">+-----------+-------------+---------+-------------------+----------------+------+</text:p>
      <text:p text:style-name="Textbody">|Customer_NO| <text:s text:c="3"/>Card_type| <text:s text:c="4"/>Date| <text:s text:c="10"/>Category|Transaction Type|Amount|</text:p>
      <text:p text:style-name="Textbody">+-----------+-------------+---------+-------------------+----------------+------+</text:p>
      <text:p text:style-name="Textbody">| <text:s text:c="3"/>1000210|Platinum Card|3/17/2018| <text:s text:c="9"/>Fast Food| <text:s text:c="10"/>Debit| 23.34|</text:p>
      <text:p text:style-name="Textbody">| <text:s text:c="3"/>1000210| <text:s/>Silver Card|3/19/2018| <text:s text:c="7"/>Restaurants| <text:s text:c="10"/>Debit| 36.48|</text:p>
      <text:p text:style-name="Textbody">| <text:s text:c="3"/>1000210| <text:s text:c="8"/>Cash|3/19/2018| <text:s text:c="9"/>Utilities| <text:s text:c="10"/>Debit| <text:s/>35.0|</text:p>
      <text:p text:style-name="Textbody">| <text:s text:c="3"/>1000210|Platinum Card|3/20/2018| <text:s text:c="10"/>Shopping| <text:s text:c="10"/>Debit| 14.97|</text:p>
      <text:p text:style-name="P23">| <text:s text:c="3"/>1000210| <text:s/>Silver Card|3/22/2018| <text:s text:c="8"/>Gas &amp; Fuel| <text:s text:c="10"/>Debit| 30.55|</text:p>
      <text:p text:style-name="Textbody">| <text:s text:c="3"/>1000210|Platinum Card|3/23/2018|Credit Card Payment| <text:s text:c="10"/>Debit|559.91|</text:p>
      <text:p text:style-name="Textbody">| <text:s text:c="3"/>1000210| <text:s text:c="8"/>Cash|3/23/2018|Credit Card Payment| <text:s text:c="10"/>Debit|559.91|</text:p>
      <text:p text:style-name="Textbody">+-----------+-------------+---------+-------------------+----------------+------+</text:p>
      <text:h text:style-name="Heading1" text:outline-level="1"><text:bookmark-start text:name="__RefHeading___Toc2777_4246050660"/>Week 9<text:bookmark-end text:name="__RefHeading___Toc2777_4246050660"/></text:h>
      <text:h text:style-name="P24" text:outline-level="1"><text:bookmark-start text:name="__RefHeading___Toc2779_4246050660"/>1.<text:bookmark-end text:name="__RefHeading___Toc2779_4246050660"/></text:h>
      <text:p text:style-name="PreformattedText"><text:bookmark-start text:name="__RefHeading___Toc2781_4246050660"/><text:span text:style-name="T25">CREATE DATABASE Employee;</text:span> <text:bookmark-end text:name="__RefHeading___Toc2781_4246050660"/></text:p>
      <text:p text:style-name="P26">2.</text:p>
      <text:p text:style-name="PreformattedText">SHOW DBS;</text:p>
      <text:p text:style-name="P27">3.</text:p>
      <text:p text:style-name="P28"><text:span text:style-name="T29">USE Employee;</text:span></text:p>
      <text:p text:style-name="P30">4.</text:p>
      <text:p text:style-name="P31"><text:span text:style-name="T32">CREATE EXTERNAL TABLE IF NOT EXISTS employee_external (</text:span><text:span text:style-name="T33"> </text:span></text:p>
      <text:p text:style-name="P34"><text:span text:style-name="T35">   <text:s/></text:span><text:span text:style-name="T36">employee_id INT,</text:span><text:span text:style-name="T37"> </text:span></text:p>
      <text:p text:style-name="P38"><text:span text:style-name="T39">   <text:s/></text:span><text:span text:style-name="T40">birthday STRING,</text:span><text:span text:style-name="T41"> </text:span></text:p>
      <text:p text:style-name="P42"><text:span text:style-name="T43">   <text:s/></text:span><text:span text:style-name="T44">first_name STRING,</text:span><text:span text:style-name="T45"> </text:span></text:p>
      <text:p text:style-name="P46"><text:span text:style-name="T47">   <text:s/></text:span><text:span text:style-name="T48">family_name STRING,</text:span><text:span text:style-name="T49"> </text:span></text:p>
      <text:p text:style-name="P50"><text:span text:style-name="T51">   <text:s/></text:span><text:span text:style-name="T52">gender STRING,</text:span><text:span text:style-name="T53"> </text:span></text:p>
      <text:p text:style-name="P54"><text:span text:style-name="T55">   <text:s/></text:span><text:span text:style-name="T56">work_day STRING</text:span><text:span text:style-name="T57"> </text:span></text:p>
      <text:p text:style-name="P58"><text:span text:style-name="T59">)</text:span><text:span text:style-name="T60"> </text:span></text:p>
      <text:p text:style-name="P61"><text:span text:style-name="T62">ROW FORMAT DELIMITED</text:span><text:span text:style-name="T63"> </text:span></text:p>
      <text:p text:style-name="P64"><text:span text:style-name="T65">FIELDS TERMINATED BY ','</text:span><text:span text:style-name="T66"> </text:span></text:p>
      <text:p text:style-name="P67"><text:span text:style-name="T68">LOCATION '</text:span><text:span text:style-name="T69"><text:s/></text:span><text:span text:style-name="T70">/employee_data.txt';</text:span><text:span text:style-name="T71"> </text:span></text:p>
      <text:p text:style-name="P72">LOAD DATA LOCAL INPATH '/employee_data.txt' INTO TABLE employee_external;</text:p>
      <text:p text:style-name="P73"><text:span text:style-name="T74">5.</text:span> </text:p>
      <text:p text:style-name="P75">CREATE TABLE employee_internal_partitioned ( </text:p>
      <text:p text:style-name="P76">    employee_id INT, </text:p>
      <text:p text:style-name="P77">   <text:s/>birthday STRING, </text:p>
      <text:p text:style-name="P78">    first_name STRING, </text:p>
      <text:p text:style-name="P79">    family_name STRING, </text:p>
      <text:p text:style-name="P80">    work_day STRING </text:p>
      <text:p text:style-name="P81">) </text:p>
      <text:p text:style-name="P82">PARTITIONED BY (gender STRING) </text:p>
      <text:p text:style-name="P83">ROW FORMAT DELIMITED </text:p>
      <text:p text:style-name="P84">FIELDS TERMINATED BY ',';</text:p>
      <text:p text:style-name="P85"/>
      <text:p text:style-name="P86">LOAD DATA LOCAL INPATH '/workdir/employee_data.txt'</text:p>
      <text:p text:style-name="P87">INTO TABLE employee_internal_partitioned_gender</text:p>
      <text:p text:style-name="P88">PARTITION (gender='Male');</text:p>
      <text:p text:style-name="P89"/>
      <text:p text:style-name="P90">SET hive.exec.dynamic.partition = true;</text:p>
      <text:p text:style-name="P91">SET hive.exec.dynamic.partition.mode = nonstrict;</text:p>
      <text:p text:style-name="P92"/>
      <text:p text:style-name="P93">INSERT OVERWRITE TABLE employee_partitioned_gender</text:p>
      <text:p text:style-name="P94">PARTITION (gender)</text:p>
      <text:p text:style-name="P95">SELECT employee_id, birthday, first_name, family_name, work_day, gender</text:p>
      <text:p text:style-name="P96">FROM employee_external;</text:p>
      <text:p text:style-name="P97"> </text:p>
      <text:p text:style-name="P98"><text:span text:style-name="T99">6.</text:span> </text:p>
      <text:p text:style-name="P100">CREATE TABLE employee_internal_bucketed ( </text:p>
      <text:p text:style-name="P101">    employee_id INT, </text:p>
      <text:p text:style-name="P102">   <text:s/>birthday STRING, </text:p>
      <text:p text:style-name="P103">    first_name STRING, </text:p>
      <text:p text:style-name="P104">    family_name STRING, </text:p>
      <text:p text:style-name="P105">    gender STRING, </text:p>
      <text:p text:style-name="P106">    work_day STRING </text:p>
      <text:p text:style-name="P107">) </text:p>
      <text:p text:style-name="P108">CLUSTERED BY (employee_id) INTO 10 BUCKETS </text:p>
      <text:p text:style-name="P109">ROW FORMAT DELIMITED </text:p>
      <text:p text:style-name="P110">FIELDS TERMINATED BY ','; </text:p>
      <text:p text:style-name="P111">INSERT INTO TABLE employee_internal_bucketed</text:p>
      <text:p text:style-name="P112">SELECT employee_id, birthday, first_name, family_name, gender, work_day</text:p>
      <text:p text:style-name="P113">FROM employee_external;</text:p>
      <text:p text:style-name="P114"><text:span text:style-name="T115">7.</text:span> </text:p>
      <text:p text:style-name="P116">INSERT OVERWRITE LOCAL DIRECTORY '/workdir/' </text:p>
      <text:p text:style-name="P117">SELECT * FROM employee_internal_partitioned </text:p>
      <text:p text:style-name="P118">WHERE gender = 'Male' </text:p>
      <text:p text:style-name="P119">ORDER BY birthday ASC </text:p>
      <text:p text:style-name="P120">LIMIT 10; </text:p>
      <text:p text:style-name="P121">8.</text:p>
      <text:p text:style-name="P122">SELECT * FROM employee_internal_partitioned </text:p>
      <text:p text:style-name="P123">WHERE gender = 'Female' </text:p>
      <text:p text:style-name="P124">ORDER BY birthday ASC </text:p>
      <text:p text:style-name="P125">LIMIT 10; </text:p>
      <text:p text:style-name="P126"> </text:p>
      <text:p text:style-name="P127"><text:span text:style-name="T128">9.</text:span> </text:p>
      <text:p text:style-name="P129">DROP TABLE<text:s/>employee_internal; </text:p>
      <text:p text:style-name="P130">ALTER TABLE employee_internal_partitioned </text:p>
      <text:p text:style-name="P131">ADD COLUMNS (new_column STRING); </text:p>
      <text:p text:style-name="P132"/>
      <text:h text:style-name="Heading1" text:outline-level="1"><text:bookmark-start text:name="__RefHeading___Toc2783_4246050660"/>Week 10<text:bookmark-end text:name="__RefHeading___Toc2783_4246050660"/></text:h>
      <text:p text:style-name="P133">1. Create the Hbase Table</text:p>
      <text:p text:style-name="P134">create 'employees', 'personal', 'professional'</text:p>
      <text:p text:style-name="P135">2. Describe the Table</text:p>
      <text:p text:style-name="P136">describe 'employees'</text:p>
      <text:p text:style-name="P137">3. Update Salary</text:p>
      <text:p text:style-name="P138">put 'employees', '3', 'professional:salary', '65000' </text:p>
      <text:p text:style-name="P139">4. Retrieve Employees data</text:p>
      <text:p text:style-name="P140">scan 'employees', {FILTER =&gt; "SingleColumnValueFilter('professional', 'salary', =, 'binary:70000')"} </text:p>
      <text:p text:style-name="P141">5. <text:s/>Read Personal Data of David</text:p>
      <text:p text:style-name="P142">get 'employees', 'David', {COLUMN =&gt; 'personal:name'} </text:p>
      <text:p text:style-name="P143">6.<text:s/>Describe Employee details</text:p>
      <text:p text:style-name="P144">scan ‘employees’, {COLUMNS =&gt; “professional’, FILTER =&gt; ‘SingleColumnFilter(‘professional’,’designation’,=,)}</text:p>
      <text:p text:style-name="P145">7. Count Rows and Columns</text:p>
      <text:p text:style-name="P146">count ‘emp’</text:p>
      <text:p text:style-name="P147">8. Delete age column</text:p>
      <text:p text:style-name="Textbody"><text:span text:style-name="T148">deleteall 'employees', 'David', 'personal:age'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tos, Aptos_EmbeddedFont, Apto" svg:font-family="Aptos, Aptos_EmbeddedFont, Apt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902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Tableindexheading" style:display-name="Table index heading" style:family="paragraph" style:parent-style-name="IndexHeading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ARSH DER - 210968044</dc:creator>
    <meta:creation-date>2024-04-08T15:03:00Z</meta:creation-date>
    <dc:date>2024-04-15T06:27:00Z</dc:date>
    <meta:template xlink:href="Normal.dotm" xlink:type="simple"/>
    <meta:editing-cycles>4</meta:editing-cycles>
    <meta:editing-duration>PT8400S</meta:editing-duration>
    <meta:document-statistic meta:page-count="1" meta:paragraph-count="22" meta:word-count="1659" meta:character-count="11099" meta:row-count="78" meta:non-whitespace-character-count="9462"/>
  </office:meta>
</office:document-meta>
</file>